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100000008B3D58288.png" manifest:media-type="image/png"/>
  <manifest:file-entry manifest:full-path="Pictures/100000010000009E000000BDA621BD1B.png" manifest:media-type="image/png"/>
  <manifest:file-entry manifest:full-path="Pictures/100000010000004E000000197BE04650.png" manifest:media-type="image/png"/>
  <manifest:file-entry manifest:full-path="Pictures/100000010000001A0000001A142034E5.png" manifest:media-type="image/png"/>
  <manifest:file-entry manifest:full-path="Pictures/10000001000000410000001931293FC0.png" manifest:media-type="image/png"/>
  <manifest:file-entry manifest:full-path="Pictures/100000010000004D0000008B82E97A4A.png" manifest:media-type="image/png"/>
  <manifest:file-entry manifest:full-path="Pictures/100000010000000800000021639CB263.png" manifest:media-type="image/png"/>
  <manifest:file-entry manifest:full-path="Pictures/100000010000001A0000001A0DA1DDE7.png" manifest:media-type="image/png"/>
  <manifest:file-entry manifest:full-path="Pictures/1000000100000021000000081EE46B8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face style:name="Arial2" svg:font-family="Arial" style:font-pitch="variable"/>
    <style:font-face style:name="Arial3" svg:font-family="Arial" style:font-family-generic="swiss" style:font-pitch="variable"/>
    <style:font-face style:name="DejaVu Sans" svg:font-family="'DejaVu Sans'" style:font-family-generic="swiss" style:font-pitch="variable"/>
    <style:font-face style:name="DejaVu Sans1" svg:font-family="'DejaVu Sans'" style:font-pitch="variable" style:font-charset="x-symbol"/>
    <style:font-face style:name="DejaVu Sans2" svg:font-family="'DejaVu Sans'" style:font-pitch="variable"/>
    <style:font-face style:name="DejaVu Sans3" svg:font-family="'DejaVu Sans'" style:font-family-generic="system" style:font-pitch="variable"/>
    <style:font-face style:name="DejaVu Sans4" svg:font-family="'DejaVu Sans'" style:font-family-generic="system" style:font-pitch="variable" style:font-charset="x-symbol"/>
    <style:font-face style:name="DejaVu Sans5" svg:font-family="'DejaVu Sans'" style:font-family-generic="roman"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Times New Roman'" style:font-family-generic="roman"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graphic-properties style:protect="size"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2.572cm" loext:decorative="false"/>
      <style:paragraph-properties style:writing-mode="lr-tb"/>
    </style:style>
    <style:style style:name="pr3" style:family="presentation" style:parent-style-name="Description-subtitle">
      <style:graphic-properties draw:fill-color="#ffffff" fo:min-height="3.1cm" loext:decorative="false"/>
      <style:paragraph-properties style:writing-mode="lr-tb"/>
    </style:style>
    <style:style style:name="pr4" style:family="presentation" style:parent-style-name="Description-subtitle" style:list-style-name="L1">
      <style:graphic-properties draw:fill-color="#ffffff" fo:min-height="3.1cm" loext:decorative="false"/>
      <style:paragraph-properties style:writing-mode="lr-tb"/>
    </style:style>
    <style:style style:name="pr5" style:family="presentation" style:parent-style-name="Description-notes">
      <style:graphic-properties draw:fill-color="#ffffff" draw:auto-grow-height="true" fo:min-height="12.572cm" loext:decorative="false"/>
      <style:paragraph-properties style:writing-mode="lr-tb"/>
    </style:style>
    <style:style style:name="pr6" style:family="presentation" style:parent-style-name="Contens-title">
      <style:graphic-properties fo:min-height="0.865cm" loext:decorative="false"/>
      <style:paragraph-properties style:writing-mode="lr-tb"/>
    </style:style>
    <style:style style:name="pr7" style:family="presentation" style:parent-style-name="Contens-subtitle">
      <style:graphic-properties draw:fill-color="#ffffff" fo:min-height="2cm" loext:decorative="false"/>
      <style:paragraph-properties style:writing-mode="lr-tb"/>
    </style:style>
    <style:style style:name="pr8" style:family="presentation" style:parent-style-name="Contens-subtitle">
      <style:graphic-properties draw:fill-color="#ffffff" fo:min-height="1.44cm" loext:decorative="false"/>
      <style:paragraph-properties style:writing-mode="lr-tb"/>
    </style:style>
    <style:style style:name="pr9" style:family="presentation" style:parent-style-name="Contens-subtitle">
      <style:graphic-properties draw:fill-color="#ffffff" fo:min-height="1.385cm" loext:decorative="false"/>
      <style:paragraph-properties style:writing-mode="lr-tb"/>
    </style:style>
    <style:style style:name="pr10" style:family="presentation" style:parent-style-name="Contens-subtitle">
      <style:graphic-properties draw:fill-color="#ffffff" fo:min-height="1.305cm" loext:decorative="false"/>
      <style:paragraph-properties style:writing-mode="lr-tb"/>
    </style:style>
    <style:style style:name="pr11" style:family="presentation" style:parent-style-name="Contens-notes">
      <style:graphic-properties draw:fill-color="#ffffff" draw:auto-grow-height="true" fo:min-height="12.572cm" loext:decorative="false"/>
      <style:paragraph-properties style:writing-mode="lr-tb"/>
    </style:style>
    <style:style style:name="pr12" style:family="presentation" style:parent-style-name="Article2-title">
      <style:graphic-properties fo:min-height="0.896cm" loext:decorative="false"/>
      <style:paragraph-properties style:writing-mode="lr-tb"/>
    </style:style>
    <style:style style:name="pr13" style:family="presentation" style:parent-style-name="Article2-subtitle">
      <style:graphic-properties draw:fill-color="#ffffff" fo:min-height="3cm" loext:decorative="false"/>
      <style:paragraph-properties style:writing-mode="lr-tb"/>
    </style:style>
    <style:style style:name="pr14" style:family="presentation" style:parent-style-name="Article2-subtitle" style:list-style-name="L1">
      <style:graphic-properties draw:fill-color="#ffffff" fo:min-height="4.233cm" loext:decorative="false"/>
      <style:paragraph-properties style:writing-mode="lr-tb"/>
    </style:style>
    <style:style style:name="pr15" style:family="presentation" style:parent-style-name="Article2-title" style:list-style-name="L1">
      <style:graphic-properties fo:min-height="1.729cm" loext:decorative="false"/>
      <style:paragraph-properties style:writing-mode="lr-tb"/>
    </style:style>
    <style:style style:name="pr16" style:family="presentation" style:parent-style-name="Article2-notes">
      <style:graphic-properties draw:fill-color="#ffffff" draw:auto-grow-height="true" fo:min-height="12.572cm" loext:decorative="false"/>
      <style:paragraph-properties style:writing-mode="lr-tb"/>
    </style:style>
    <style:style style:name="pr17" style:family="presentation" style:parent-style-name="Title-title">
      <style:graphic-properties fo:min-height="1.923cm" loext:decorative="false"/>
      <style:paragraph-properties style:writing-mode="lr-tb"/>
    </style:style>
    <style:style style:name="pr18" style:family="presentation" style:parent-style-name="Title-subtitle">
      <style:graphic-properties draw:fill-color="#ffffff" fo:min-height="4.788cm" loext:decorative="false"/>
      <style:paragraph-properties style:writing-mode="lr-tb"/>
    </style:style>
    <style:style style:name="pr19" style:family="presentation" style:parent-style-name="Title-title">
      <style:graphic-properties fo:min-height="6.245cm" loext:decorative="false"/>
      <style:paragraph-properties style:writing-mode="lr-tb"/>
    </style:style>
    <style:style style:name="pr20" style:family="presentation" style:parent-style-name="Title-notes">
      <style:graphic-properties draw:fill-color="#ffffff" draw:auto-grow-height="true" fo:min-height="12.572cm" loext:decorative="false"/>
      <style:paragraph-properties style:writing-mode="lr-tb"/>
    </style:style>
    <style:style style:name="pr21" style:family="presentation" style:parent-style-name="Article1-title">
      <style:graphic-properties fo:min-height="1.343cm" loext:decorative="false"/>
      <style:paragraph-properties style:writing-mode="lr-tb"/>
    </style:style>
    <style:style style:name="pr22" style:family="presentation" style:parent-style-name="Article1-title">
      <style:graphic-properties fo:min-height="0.865cm" loext:decorative="false"/>
      <style:paragraph-properties style:writing-mode="lr-tb"/>
    </style:style>
    <style:style style:name="pr23" style:family="presentation" style:parent-style-name="Article1-subtitle">
      <style:graphic-properties draw:fill-color="#ffffff" fo:min-height="3.457cm" loext:decorative="false"/>
      <style:paragraph-properties style:writing-mode="lr-tb"/>
    </style:style>
    <style:style style:name="pr24" style:family="presentation" style:parent-style-name="Article1-subtitle">
      <style:graphic-properties draw:fill-color="#ffffff" fo:min-height="4.791cm" loext:decorative="false"/>
      <style:paragraph-properties style:writing-mode="lr-tb"/>
    </style:style>
    <style:style style:name="pr25" style:family="presentation" style:parent-style-name="Article1-notes">
      <style:graphic-properties draw:fill-color="#ffffff" draw:auto-grow-height="true" fo:min-height="12.572cm" loext:decorative="false"/>
      <style:paragraph-properties style:writing-mode="lr-tb"/>
    </style:style>
    <style:style style:name="pr26" style:family="presentation" style:parent-style-name="End-title">
      <style:graphic-properties fo:min-height="1.923cm" loext:decorative="false"/>
      <style:paragraph-properties style:writing-mode="lr-tb"/>
    </style:style>
    <style:style style:name="pr27" style:family="presentation" style:parent-style-name="End-title">
      <style:graphic-properties fo:min-height="1.843cm" loext:decorative="false"/>
      <style:paragraph-properties style:writing-mode="lr-tb"/>
    </style:style>
    <style:style style:name="pr28" style:family="presentation" style:parent-style-name="End-title">
      <style:graphic-properties fo:min-height="1.5cm" loext:decorative="false"/>
      <style:paragraph-properties style:writing-mode="lr-tb"/>
    </style:style>
    <style:style style:name="pr29" style:family="presentation" style:parent-style-name="End-notes">
      <style:graphic-properties draw:fill-color="#ffffff" draw:auto-grow-height="true" fo:min-height="12.572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1"/>
    </style:style>
    <style:style style:name="P3" style:family="paragraph">
      <style:paragraph-properties fo:text-align="start"/>
    </style:style>
    <style:style style:name="P4" style:family="paragraph">
      <style:paragraph-properties fo:text-align="start"/>
      <style:text-properties fo:color="#000000" loext:opacity="100%" style:font-name="Noto Sans1" fo:font-size="26pt" fo:font-weight="normal"/>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color="#ffffff"/>
      <style:paragraph-properties fo:text-align="center"/>
      <style:text-properties fo:color="#000000" loext:opacity="100%" style:font-name="Noto Sans1" fo:font-size="14pt" style:font-size-asian="14pt" style:font-size-complex="14pt"/>
    </style:style>
    <style:style style:name="P8" style:family="paragraph">
      <loext:graphic-properties draw:fill-color="#ffffff"/>
      <style:paragraph-properties fo:margin-left="0cm" fo:margin-right="0cm" fo:margin-top="0cm" fo:margin-bottom="0cm" fo:line-height="100%" fo:text-align="start" fo:text-indent="0cm"/>
      <style:text-properties fo:color="#000000" loext:opacity="100%" style:font-name="Noto Sans1" fo:font-size="14pt" style:font-size-asian="14pt" style:font-size-complex="14pt"/>
    </style:style>
    <style:style style:name="P9" style:family="paragraph">
      <style:paragraph-properties fo:text-align="start"/>
      <style:text-properties style:font-name="Noto Sans1" fo:font-size="18pt" fo:font-weight="normal" style:font-size-asian="18pt" style:font-size-complex="18pt"/>
    </style:style>
    <style:style style:name="P10" style:family="paragraph">
      <loext:graphic-properties draw:fill-color="#ffffff"/>
      <style:paragraph-properties fo:text-align="start"/>
      <style:text-properties style:font-name="Noto Sans1" fo:font-size="11pt" style:font-size-asian="11pt" style:font-size-complex="11pt"/>
    </style:style>
    <style:style style:name="P11" style:family="paragraph">
      <loext:graphic-properties draw:fill-color="#ffffff"/>
      <style:text-properties fo:font-size="20pt"/>
    </style:style>
    <style:style style:name="P12" style:family="paragraph">
      <style:paragraph-properties fo:text-align="start"/>
      <style:text-properties fo:color="#666666" loext:opacity="100%" style:font-name="Noto Sans1" fo:font-size="18pt" style:font-size-asian="18pt" style:font-size-complex="18pt"/>
    </style:style>
    <style:style style:name="P13" style:family="paragraph">
      <style:paragraph-properties fo:text-align="start"/>
      <style:text-properties fo:hyphenate="false" loext:hyphenation-no-caps="false" loext:hyphenation-no-last-word="false"/>
    </style:style>
    <style:style style:name="P14" style:family="paragraph">
      <loext:graphic-properties draw:fill-color="#ffffff"/>
      <style:paragraph-properties fo:text-align="start"/>
      <style:text-properties style:font-name="Noto Sans1" fo:font-size="11pt" style:font-size-asian="11pt" style:font-size-complex="11pt" fo:hyphenate="false" loext:hyphenation-no-caps="false" loext:hyphenation-no-last-word="false"/>
    </style:style>
    <style:style style:name="P15" style:family="paragraph">
      <style:paragraph-properties fo:text-align="start"/>
      <style:text-properties style:font-name="Noto Sans1" fo:font-size="22pt" style:font-size-asian="22pt" style:font-size-complex="22pt"/>
    </style:style>
    <style:style style:name="P16" style:family="paragraph">
      <style:paragraph-properties fo:text-align="start"/>
      <style:text-properties style:font-name="Noto Sans1" fo:font-size="40pt" fo:font-weight="normal" style:font-size-asian="40pt" style:font-size-complex="40pt"/>
    </style:style>
    <style:style style:name="P17" style:family="paragraph">
      <style:paragraph-properties fo:margin-left="0cm" fo:margin-right="0cm" fo:text-align="start" fo:text-indent="0cm"/>
    </style:style>
    <style:style style:name="P18" style:family="paragraph">
      <loext:graphic-properties draw:fill-color="#ffffff"/>
      <style:paragraph-properties fo:text-align="start"/>
      <style:text-properties style:font-name="Noto Sans1" fo:font-size="12pt" style:font-size-asian="12pt" style:font-size-complex="12pt"/>
    </style:style>
    <style:style style:name="P19" style:family="paragraph">
      <style:paragraph-properties fo:text-align="start"/>
      <style:text-properties fo:color="#ffffff" loext:opacity="100%" style:font-name="Noto Sans1" fo:font-size="130pt" fo:font-weight="normal" style:font-size-asian="150pt" style:font-size-complex="150pt"/>
    </style:style>
    <style:style style:name="P20" style:family="paragraph">
      <style:paragraph-properties fo:text-align="start" loext:tab-stop-distance="0cm">
        <style:tab-stops/>
      </style:paragraph-properties>
    </style:style>
    <style:style style:name="P21" style:family="paragraph">
      <loext:graphic-properties draw:fill-color="#ffffff"/>
      <style:paragraph-properties fo:text-align="start" loext:tab-stop-distance="0cm">
        <style:tab-stops/>
      </style:paragraph-properties>
      <style:text-properties style:font-name="Noto Sans1" fo:font-size="12pt" style:font-size-asian="12pt" style:font-size-complex="12pt"/>
    </style:style>
    <style:style style:name="P22" style:family="paragraph">
      <style:paragraph-properties fo:text-align="start"/>
      <style:text-properties style:font-name="Open Sans Condensed" fo:font-size="40pt" fo:font-weight="normal" style:font-size-asian="40pt" style:font-size-complex="40pt"/>
    </style:style>
    <style:style style:name="P23" style:family="paragraph">
      <style:paragraph-properties fo:text-align="start"/>
      <style:text-properties style:font-name="Open Sans Condensed" fo:font-size="20pt" style:font-size-asian="15pt" style:font-size-complex="15pt"/>
    </style:style>
    <style:style style:name="P24" style:family="paragraph">
      <style:paragraph-properties fo:text-align="start"/>
      <style:text-properties style:font-name="Open Sans Condensed" fo:font-size="6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18pt" fo:font-weight="normal" style:font-size-asian="18pt" style:font-size-complex="18pt"/>
    </style:style>
    <style:style style:name="T5" style:family="text">
      <style:text-properties style:font-name="Noto Sans1" fo:font-size="11pt" style:font-size-asian="11pt" style:font-size-complex="11pt"/>
    </style:style>
    <style:style style:name="T6" style:family="text">
      <style:text-properties fo:color="#666666" loext:opacity="100%" style:font-name="Noto Sans1" fo:font-size="18pt" style:font-size-asian="18pt" style:font-size-complex="18pt"/>
    </style:style>
    <style:style style:name="T7" style:family="text">
      <style:text-properties fo:font-variant="normal" fo:text-transform="none" fo:color="#069a2e" loext:opacity="10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3"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3"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9" style:family="text">
      <style:text-properties style:font-name="Noto Sans1" fo:font-size="40pt" fo:font-weight="normal" style:font-size-asian="40pt" style:font-size-complex="40pt"/>
    </style:style>
    <style:style style:name="T10" style:family="text">
      <style:text-properties style:font-name="Noto Sans1" fo:font-size="12pt" style:font-size-asian="12pt" style:font-size-complex="12pt"/>
    </style:style>
    <style:style style:name="T11" style:family="text">
      <style:text-properties fo:color="#000000" loext:opacity="100%" style:font-name="Noto Sans1" fo:font-size="130pt" fo:font-weight="normal" style:font-size-asian="150pt" style:font-size-complex="150pt"/>
    </style:style>
    <style:style style:name="T12" style:family="text">
      <style:text-properties style:font-name="Noto Sans1" fo:font-size="22pt" style:font-size-asian="22pt" style:font-size-complex="22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20pt" style:font-size-asian="15pt" style:font-size-complex="15pt"/>
    </style:style>
    <style:style style:name="T15" style:family="text">
      <style:text-properties style:font-name="Open Sans Condensed" fo:font-size="6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office:forms form:automatic-focus="false" form:apply-design-mode="false"/>
        <draw:polygon draw:style-name="gr1" draw:text-style-name="P2" draw:layer="layout" svg:width="3.687cm" svg:height="0.814cm" svg:x="23.812cm" svg:y="13.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Patrick Romand</text:span></text:p>
        </draw:polygon>
        <draw:frame presentation:style-name="pr1" draw:text-style-name="P4" draw:layer="layout" svg:width="10.792cm" svg:height="2.507cm" svg:x="13.825cm" svg:y="6.851cm" presentation:class="title" presentation:user-transformed="true">
          <draw:text-box>
            <text:p text:style-name="P3"><text:span text:style-name="T2">Détection d’objet dans une image</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4" draw:text-style-name="P8" draw:layer="layout" svg:width="11.744cm" svg:height="3.1cm" svg:x="0.756cm" svg:y="11.9cm">
          <draw:text-box>
            <text:p text:style-name="P6"><text:span text:style-name="T3">Problématique : </text:span></text:p>
            <text:p text:style-name="P6"><text:span text:style-name="T3">Apprendre à reconnaître un objet dans une image</text:span></text:p>
            <text:p text:style-name="P6"><text:span text:style-name="T3">Avoir un set de données </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office:forms form:automatic-focus="false" form:apply-design-mode="false"/>
        <draw:frame presentation:style-name="pr6" draw:text-style-name="P9" draw:layer="layout" svg:width="8.012cm" svg:height="0.865cm" svg:x="6.702cm" svg:y="1.778cm" presentation:class="title" presentation:user-transformed="true">
          <draw:text-box>
            <text:p text:style-name="P3"><text:span text:style-name="T4">Le début / Apprentissage</text:span></text:p>
          </draw:text-box>
        </draw:frame>
        <draw:frame presentation:style-name="pr7" draw:text-style-name="P10" draw:layer="layout" svg:width="8.266cm" svg:height="2cm" svg:x="6.734cm" svg:y="2.5cm">
          <draw:text-box>
            <text:p text:style-name="P3"><text:span text:style-name="T5">Mon cheminement</text:span></text:p>
            <text:p text:style-name="P3"><text:span text:style-name="T5"/></text:p>
          </draw:text-box>
        </draw:frame>
        <draw:frame presentation:style-name="pr6" draw:text-style-name="P9" draw:layer="layout" svg:width="8.012cm" svg:height="0.865cm" svg:x="6.673cm" svg:y="6.35cm" presentation:class="title" presentation:user-transformed="true">
          <draw:text-box>
            <text:p text:style-name="P3"><text:span text:style-name="T4">Le projet</text:span></text:p>
          </draw:text-box>
        </draw:frame>
        <draw:frame presentation:style-name="pr8" draw:text-style-name="P10" draw:layer="layout" svg:width="8.295cm" svg:height="1.44cm" svg:x="6.673cm" svg:y="7.06cm">
          <draw:text-box>
            <text:p text:style-name="P3"><text:span text:style-name="T5">Le projet colab</text:span></text:p>
          </draw:text-box>
        </draw:frame>
        <draw:frame presentation:style-name="pr6" draw:text-style-name="P9" draw:layer="layout" svg:width="8.012cm" svg:height="0.865cm" svg:x="18.524cm" svg:y="6.25cm" presentation:class="title" presentation:user-transformed="true">
          <draw:text-box>
            <text:p text:style-name="P3"><text:span text:style-name="T4">Mes impressions</text:span></text:p>
          </draw:text-box>
        </draw:frame>
        <draw:frame presentation:style-name="pr9" draw:text-style-name="P10" draw:layer="layout" svg:width="8.128cm" svg:height="1.385cm" svg:x="18.5cm" svg:y="7.115cm">
          <draw:text-box>
            <text:p text:style-name="P3"><text:span text:style-name="T5">Ce que j’ai appris</text:span></text:p>
          </draw:text-box>
        </draw:frame>
        <draw:frame presentation:style-name="pr6" draw:text-style-name="P9" draw:layer="layout" svg:width="8.012cm" svg:height="0.865cm" svg:x="18.524cm" svg:y="10.722cm" presentation:class="title" presentation:user-transformed="true">
          <draw:text-box>
            <text:p text:style-name="P3"><text:span text:style-name="T4">La suite</text:span></text:p>
          </draw:text-box>
        </draw:frame>
        <draw:frame presentation:style-name="pr10" draw:text-style-name="P10" draw:layer="layout" svg:width="8.128cm" svg:height="1.305cm" svg:x="18.524cm" svg:y="11.695cm">
          <draw:text-box>
            <text:p text:style-name="P3"><text:span text:style-name="T5">Les questions …</text:span></text:p>
          </draw:text-box>
        </draw:frame>
        <presentation:notes draw:style-name="dp2">
          <draw:page-thumbnail draw:style-name="gr2" draw:layer="layout" svg:width="18.624cm" svg:height="10.476cm" svg:x="1.482cm" svg:y="2.123cm" draw:page-number="3" presentation:class="page"/>
          <draw:frame presentation:style-name="pr11" draw:text-style-name="P11"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office:forms form:automatic-focus="false" form:apply-design-mode="false"/>
        <draw:frame presentation:style-name="pr12" draw:text-style-name="P12" draw:layer="layout" svg:width="5.009cm" svg:height="0.896cm" svg:x="2.865cm" svg:y="3.422cm" presentation:class="title" presentation:user-transformed="true">
          <draw:text-box>
            <text:p text:style-name="P3"><text:span text:style-name="T6">Apprentissage</text:span></text:p>
          </draw:text-box>
        </draw:frame>
        <draw:frame presentation:style-name="pr13" draw:text-style-name="P10" draw:layer="layout" svg:width="8.266cm" svg:height="3cm" svg:x="2cm" svg:y="4.5cm">
          <draw:text-box>
            <text:p text:style-name="P3"><text:span text:style-name="T5">Refaire l’exemple du cours N°4</text:span></text:p>
            <text:p text:style-name="P3"><text:span text:style-name="T5">Extraire les données de la prédiction : </text:span><text:span text:style-name="T5"><text:tab/></text:span><text:span text:style-name="T5"><text:tab/></text:span><text:span text:style-name="T7"><text:a xlink:href="https://colab.research.google.com/drive/1ABDSx59TvseAWn6cD2j_-iXEJrztrvw-" xlink:type="simple">projet_objet1.ipynb</text:a></text:span></text:p>
            <text:p text:style-name="P3"><text:span text:style-name="T5"/></text:p>
          </draw:text-box>
        </draw:frame>
        <draw:frame presentation:style-name="pr14" draw:text-style-name="P14" draw:layer="layout" svg:width="9.5cm" svg:height="4.233cm" svg:x="10cm" svg:y="6.5cm">
          <draw:text-box>
            <text:p text:style-name="P13"><text:span text:style-name="T5">Tutorial sur Keras et la détection d’objet :</text:span></text:p>
            <text:p text:style-name="P13"><text:span text:style-name="T8"/></text:p>
            <text:p text:style-name="P13"><text:span text:style-name="T8">Efficient Object Detection with YOLOV8 and KerasCV : </text:span><text:span text:style-name="T7"><text:a xlink:href="https://colab.research.google.com/drive/1NgwUKaZTNpE0f_I1gP-A_7lPHDypNAWp" xlink:type="simple">Efficient Object Detection with YOLOV8 and KerasCV.ipynb</text:a></text:span></text:p>
            <text:p text:style-name="P13"><text:span text:style-name="T8">Object Detection with KerasCV : </text:span><text:span text:style-name="T7"><text:a xlink:href="https://colab.research.google.com/drive/1-jLf4zFNXIR9yy2ZQWUStJW582sQTcZa" xlink:type="simple">Object Detection with KerasCV.ipynb</text:a></text:span></text:p>
            <text:list text:style-name="L1">
              <text:list-header>
                <text:p text:style-name="P13"><text:span text:style-name="T5"/></text:p>
              </text:list-header>
            </text:list>
          </draw:text-box>
        </draw:frame>
        <draw:frame presentation:style-name="pr15" draw:text-style-name="P15" draw:layer="layout" svg:width="9.269cm" svg:height="1.729cm" svg:x="2.231cm" svg:y="0.091cm" presentation:class="title" presentation:user-transformed="true">
          <draw:text-box>
            <text:p text:style-name="P3"><text:span text:style-name="T4">01 Le début / Apprentissage</text:span></text:p>
          </draw:text-box>
        </draw:frame>
        <draw:frame presentation:style-name="pr12" draw:text-style-name="P12" draw:layer="layout" svg:width="5.009cm" svg:height="0.896cm" svg:x="11.491cm" svg:y="5.104cm" presentation:class="title" presentation:user-transformed="true">
          <draw:text-box>
            <text:p text:style-name="P3"><text:span text:style-name="T6">Les tutos</text:span></text:p>
          </draw:text-box>
        </draw:frame>
        <draw:frame presentation:style-name="pr12" draw:text-style-name="P12" draw:layer="layout" svg:width="5.009cm" svg:height="0.896cm" svg:x="2.491cm" svg:y="9.104cm" presentation:class="title" presentation:user-transformed="true">
          <draw:text-box>
            <text:p text:style-name="P3"><text:span text:style-name="T6">Les datasets</text:span></text:p>
          </draw:text-box>
        </draw:frame>
        <draw:frame presentation:style-name="pr13" draw:text-style-name="P10" draw:layer="layout" svg:width="8.266cm" svg:height="3cm" svg:x="2cm" svg:y="10cm">
          <draw:text-box>
            <text:p text:style-name="P3"><text:span text:style-name="T5">Recherche de dataset : Kaggle, GitHub, ...</text:span></text:p>
            <text:p text:style-name="P3"><text:span text:style-name="T8">Importance des mots clés pour la recherche</text:span></text:p>
            <text:p text:style-name="P3"><text:span text:style-name="T8">Dataset pour le projet : </text:span></text:p>
            <text:p><text:span text:style-name="T8"><text:a xlink:href="https://universe.roboflow.com/head-znpny/head-detection-nej1a" xlink:type="simple">https://universe.roboflow.com/head-znpny/head-detection-nej1a</text:a></text:span></text:p>
          </draw:text-box>
        </draw:frame>
        <presentation:notes draw:style-name="dp2">
          <draw:page-thumbnail draw:style-name="gr2" draw:layer="layout" svg:width="18.624cm" svg:height="10.476cm" svg:x="1.482cm" svg:y="2.123cm" draw:page-number="4" presentation:class="page"/>
          <draw:frame presentation:style-name="pr16" draw:text-style-name="P11"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office:forms form:automatic-focus="false" form:apply-design-mode="false"/>
        <draw:frame presentation:style-name="pr17" draw:text-style-name="P16" draw:layer="layout" svg:width="12.192cm" svg:height="1.923cm" svg:x="10.808cm" svg:y="4.5cm" presentation:class="title" presentation:user-transformed="true">
          <draw:text-box>
            <text:p text:style-name="P3"><text:span text:style-name="T9">Le projet</text:span></text:p>
          </draw:text-box>
        </draw:frame>
        <draw:frame presentation:style-name="pr18" draw:text-style-name="P18" draw:layer="layout" svg:width="11.176cm" svg:height="4.788cm" svg:x="10.824cm" svg:y="6.212cm">
          <draw:text-box>
            <text:p text:style-name="P3"><text:span text:style-name="T10">Le fichier colab V1.3: </text:span><text:span text:style-name="T10"><text:a xlink:href="https://colab.research.google.com/drive/1ysb6YqUbRYevBHhPPQW7pN5j2uNNlMgu#scrollTo=pgE4mR-MpEyt" xlink:type="simple">https://colab.research.google.com/drive/1ysb6YqUbRYevBHhPPQW7pN5j2uNNlMgu#scrollTo=pgE4mR-MpEyt</text:a></text:span></text:p>
            <text:p text:style-name="P3"><text:span text:style-name="T10"/></text:p>
            <text:p text:style-name="P17"><text:span text:style-name="T10">Le fichier wandb :</text:span></text:p>
            <text:p text:style-name="P17"><text:span text:style-name="T10"><text:a xlink:href="https://wandb.ai/patrick-romand/Head%20Detection?nw=nwuserpatrickromand" xlink:type="simple">https://wandb.ai/patrick-romand/Head%20Detection?nw=nwuserpatrickromand</text:a></text:span></text:p>
            <text:p text:style-name="P17"><text:span text:style-name="T10"/></text:p>
          </draw:text-box>
        </draw:frame>
        <draw:frame presentation:style-name="pr19" draw:text-style-name="P19" draw:layer="layout" svg:width="5.84cm" svg:height="6.245cm" svg:x="3.5cm" svg:y="3cm" presentation:class="title" presentation:user-transformed="true">
          <draw:text-box>
            <text:p text:style-name="P3"><text:span text:style-name="T11">02</text:span></text:p>
          </draw:text-box>
        </draw:frame>
        <presentation:notes draw:style-name="dp2">
          <draw:page-thumbnail draw:style-name="gr2" draw:layer="layout" svg:width="18.624cm" svg:height="10.476cm" svg:x="1.482cm" svg:y="2.123cm" draw:page-number="5" presentation:class="page"/>
          <draw:frame presentation:style-name="pr20" draw:text-style-name="P11"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office:forms form:automatic-focus="false" form:apply-design-mode="false"/>
        <draw:frame presentation:style-name="pr21" draw:text-style-name="P15" draw:layer="layout" svg:width="7.549cm" svg:height="1.343cm" svg:x="2.23cm" svg:y="0.283cm" presentation:class="title" presentation:user-transformed="true">
          <draw:text-box>
            <text:p text:style-name="P3"><text:span text:style-name="T12">03 Mes impressions</text:span></text:p>
          </draw:text-box>
        </draw:frame>
        <draw:frame presentation:style-name="pr22" draw:text-style-name="P9" draw:layer="layout" svg:width="5.334cm" svg:height="0.865cm" svg:x="11.292cm" svg:y="7.268cm" presentation:class="title" presentation:user-transformed="true">
          <draw:text-box>
            <text:p text:style-name="P3"><text:span text:style-name="T4">L'environnement</text:span></text:p>
          </draw:text-box>
        </draw:frame>
        <draw:frame presentation:style-name="pr22" draw:text-style-name="P9" draw:layer="layout" svg:width="5.334cm" svg:height="0.865cm" svg:x="17.666cm" svg:y="7.198cm" presentation:class="title" presentation:user-transformed="true">
          <draw:text-box>
            <text:p text:style-name="P3"><text:span text:style-name="T4">Design AI</text:span></text:p>
          </draw:text-box>
        </draw:frame>
        <draw:frame presentation:style-name="pr22" draw:text-style-name="P9" draw:layer="layout" svg:width="5.334cm" svg:height="0.865cm" svg:x="3.666cm" svg:y="7.268cm" presentation:class="title" presentation:user-transformed="true">
          <draw:text-box>
            <text:p text:style-name="P3"><text:span text:style-name="T4">Le temps</text:span></text:p>
          </draw:text-box>
        </draw:frame>
        <draw:frame presentation:style-name="pr23" draw:text-style-name="P21" draw:layer="layout" svg:width="6.604cm" svg:height="3.457cm" svg:x="3.557cm" svg:y="8.772cm">
          <draw:text-box>
            <text:p text:style-name="P20"><text:span text:style-name="T10">Temps d’apprentissage </text:span></text:p>
            <text:p text:style-name="P20"><text:span text:style-name="T10">Temps de recherche des dataset</text:span></text:p>
            <text:p text:style-name="P20"><text:span text:style-name="T10">Temps des essais</text:span></text:p>
            <text:p text:style-name="P20"><text:span text:style-name="T10"/></text:p>
            <text:p text:style-name="P20"><text:span text:style-name="T10"/></text:p>
            <text:p text:style-name="P20"><text:span text:style-name="T10"/></text:p>
          </draw:text-box>
        </draw:frame>
        <draw:frame presentation:style-name="pr24" draw:text-style-name="P21" draw:layer="layout" svg:width="6.604cm" svg:height="4.791cm" svg:x="11.292cm" svg:y="8.209cm">
          <draw:text-box>
            <text:p text:style-name="P20"><text:span text:style-name="T10">Travail avec Colab</text:span></text:p>
            <text:p text:style-name="P20"><text:span text:style-name="T10">Apprentissage de Keras</text:span></text:p>
            <text:p text:style-name="P20"><text:span text:style-name="T10"/></text:p>
            <text:p text:style-name="P20"><text:span text:style-name="T10"/></text:p>
            <text:p text:style-name="P20"><text:span text:style-name="T10"/></text:p>
            <text:p text:style-name="P1"><text:span text:style-name="T10"/></text:p>
          </draw:text-box>
        </draw:frame>
        <draw:frame presentation:style-name="pr24" draw:text-style-name="P21" draw:layer="layout" svg:width="6.604cm" svg:height="4.791cm" svg:x="17.666cm" svg:y="8.209cm">
          <draw:text-box>
            <text:p text:style-name="P20"><text:span text:style-name="T10">Mise en forme des données</text:span></text:p>
            <text:p text:style-name="P20"><text:span text:style-name="T10">Solution personnalisée</text:span></text:p>
            <text:p text:style-name="P20"><text:span text:style-name="T10"/></text:p>
            <text:p text:style-name="P20"><text:span text:style-name="T10"/></text:p>
            <text:p text:style-name="P20"><text:span text:style-name="T10"/></text:p>
            <text:p text:style-name="P20"><text:span text:style-name="T10"/></text:p>
          </draw:text-box>
        </draw:frame>
        <presentation:notes draw:style-name="dp2">
          <draw:page-thumbnail draw:style-name="gr2" draw:layer="layout" svg:width="18.624cm" svg:height="10.476cm" svg:x="1.482cm" svg:y="2.123cm" draw:page-number="6" presentation:class="page"/>
          <draw:frame presentation:style-name="pr25" draw:text-style-name="P5" draw:layer="layout" svg:width="17.271cm" svg:height="12.572cm" svg:x="2.159cm" svg:y="13.271cm" presentation:class="notes" presentation:placeholder="true">
            <draw:text-box/>
          </draw:frame>
        </presentation:notes>
      </draw:page>
      <draw:page draw:name="page7" draw:style-name="dp1" draw:master-page-name="End" presentation:presentation-page-layout-name="AL1T1">
        <office:forms form:automatic-focus="false" form:apply-design-mode="false"/>
        <draw:frame presentation:style-name="pr26" draw:text-style-name="P22" draw:layer="layout" svg:width="12.192cm" svg:height="1.923cm" svg:x="12.5cm" svg:y="5cm" presentation:class="title" presentation:user-transformed="true">
          <draw:text-box>
            <text:p text:style-name="P3"><text:span text:style-name="T13">THANK YOU</text:span></text:p>
          </draw:text-box>
        </draw:frame>
        <draw:frame presentation:style-name="pr27" draw:text-style-name="P23" draw:layer="layout" svg:width="9.723cm" svg:height="1.843cm" svg:x="13cm" svg:y="8.157cm" presentation:class="title" presentation:user-transformed="true">
          <draw:text-box>
            <text:p text:style-name="P3"><text:span text:style-name="T14">IFAGE &amp; EPFL</text:span><text:span text:style-name="T14"><text:line-break/></text:span><text:span text:style-name="T14">Florian Laurent</text:span></text:p>
          </draw:text-box>
        </draw:frame>
        <draw:frame presentation:style-name="pr28" draw:text-style-name="P24" draw:layer="layout" svg:width="4.5cm" svg:height="1.5cm" svg:x="2cm" svg:y="13cm" presentation:class="title" presentation:user-transformed="true">
          <draw:text-box>
            <text:p text:style-name="P3"><text:span text:style-name="T15">Yellow Idea Template for LibreOffice Impress.</text:span><text:span text:style-name="T15"><text:line-break/></text:span><text:span text:style-name="T15">Credit by : @ealita.id, 2020.</text:span></text:p>
          </draw:text-box>
        </draw:frame>
        <presentation:notes draw:style-name="dp2">
          <draw:page-thumbnail draw:style-name="gr2" draw:layer="layout" svg:width="18.624cm" svg:height="10.476cm" svg:x="1.482cm" svg:y="2.123cm" draw:page-number="7" presentation:class="page"/>
          <draw:frame presentation:style-name="pr29"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face style:name="Arial2" svg:font-family="Arial" style:font-pitch="variable"/>
    <style:font-face style:name="Arial3" svg:font-family="Arial" style:font-family-generic="swiss" style:font-pitch="variable"/>
    <style:font-face style:name="DejaVu Sans" svg:font-family="'DejaVu Sans'" style:font-family-generic="swiss" style:font-pitch="variable"/>
    <style:font-face style:name="DejaVu Sans1" svg:font-family="'DejaVu Sans'" style:font-pitch="variable" style:font-charset="x-symbol"/>
    <style:font-face style:name="DejaVu Sans2" svg:font-family="'DejaVu Sans'" style:font-pitch="variable"/>
    <style:font-face style:name="DejaVu Sans3" svg:font-family="'DejaVu Sans'" style:font-family-generic="system" style:font-pitch="variable"/>
    <style:font-face style:name="DejaVu Sans4" svg:font-family="'DejaVu Sans'" style:font-family-generic="system" style:font-pitch="variable" style:font-charset="x-symbol"/>
    <style:font-face style:name="DejaVu Sans5" svg:font-family="'DejaVu Sans'" style:font-family-generic="roman"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Times New Roman'" style:font-family-generic="roman"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A621BD1B.png" xlink:type="simple" xlink:show="embed" xlink:actuate="onLoad"/>
    <draw:fill-image draw:name="Bitmap_20_47" draw:display-name="Bitmap 47" xlink:href="Pictures/100000010000004E000000197BE04650.png" xlink:type="simple" xlink:show="embed" xlink:actuate="onLoad"/>
    <draw:fill-image draw:name="Bitmap_20_48" draw:display-name="Bitmap 48" xlink:href="Pictures/10000001000000410000001931293FC0.png" xlink:type="simple" xlink:show="embed" xlink:actuate="onLoad"/>
    <draw:fill-image draw:name="Bitmap_20_49" draw:display-name="Bitmap 49" xlink:href="Pictures/100000010000004D0000008B82E97A4A.png" xlink:type="simple" xlink:show="embed" xlink:actuate="onLoad"/>
    <draw:fill-image draw:name="Bitmap_20_50" draw:display-name="Bitmap 50" xlink:href="Pictures/100000010000000800000021639CB263.png" xlink:type="simple" xlink:show="embed" xlink:actuate="onLoad"/>
    <draw:fill-image draw:name="Bitmap_20_51" draw:display-name="Bitmap 51" xlink:href="Pictures/100000010000001A0000001A142034E5.png" xlink:type="simple" xlink:show="embed" xlink:actuate="onLoad"/>
    <draw:fill-image draw:name="Bitmap_20_52" draw:display-name="Bitmap 52" xlink:href="Pictures/100000010000002100000008B3D58288.png" xlink:type="simple" xlink:show="embed" xlink:actuate="onLoad"/>
    <draw:fill-image draw:name="Bitmap_20_53" draw:display-name="Bitmap 53" xlink:href="Pictures/100000010000001A0000001A0DA1DDE7.png" xlink:type="simple" xlink:show="embed" xlink:actuate="onLoad"/>
    <draw:fill-image draw:name="Bitmap_20_54" draw:display-name="Bitmap 54" xlink:href="Pictures/1000000100000021000000081EE46B8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fr" fo:country="FR"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 style:font-family-asian="NSimSu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4" fo:font-family="'Liberation Serif', 'Times New Roman'" style:font-family-generic="roman" style:font-pitch="variable" fo:font-size="24pt" fo:font-weight="bold" style:font-name-asian="NSimSun" style:font-family-asian="NSimSun" style:font-pitch-asian="variable" style:font-name-complex="Liberation Serif4" style:font-family-complex="'Liberation Serif', 'Times New Roman'" style:font-family-generic-complex="roman" style:font-pitch-complex="variable" style:font-size-complex="24pt"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Arial1"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1"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Conten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é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é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6.6.3$Windows_X86_64 LibreOffice_project/d97b2716a9a4a2ce1391dee1765565ea469b0ae7</meta:generator>
    <meta:creation-date>2024-06-20T15:50:55.677000000</meta:creation-date>
    <meta:editing-duration>PT5H4M46S</meta:editing-duration>
    <meta:editing-cycles>21</meta:editing-cycles>
    <dc:date>2024-06-23T10:34:03.743000000</dc:date>
    <meta:document-statistic meta:object-count="437"/>
  </office:meta>
</office:document-meta>
</file>